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831b440020" style:family="table" style:master-page-name="ta-mp-0x7f831b440020">
      <style:table-properties table:display="true" style:writing-mode="lr-tb"/>
    </style:style>
    <style:style style:name="ta-0x7f831b440210" style:family="table" style:master-page-name="ta-mp-0x7f831b440210">
      <style:table-properties table:display="true" style:writing-mode="lr-tb"/>
    </style:style>
    <style:style style:name="ta-0x7f831b440400" style:family="table" style:master-page-name="ta-mp-0x7f831b44040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x7f831b441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1b441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1b4412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83.66pt" style:use-optimal-column-width="true"/>
    </style:style>
    <style:style style:name="ACOL-2" style:family="table-column">
      <style:table-column-properties style:column-width="227.25pt" style:use-optimal-column-width="false"/>
    </style:style>
    <style:style style:name="ACOL-3" style:family="table-column">
      <style:table-column-properties style:column-width="219.00pt" style:use-optimal-column-width="false"/>
    </style:style>
    <style:style style:name="ACOL-4" style:family="table-column"/>
    <style:style style:name="ACOL-5" style:family="table-column">
      <style:table-column-properties style:column-width="64.26pt" style:use-optimal-column-width="true"/>
    </style:style>
    <style:style style:name="AROW-1" style:family="table-row">
      <style:table-row-properties style:row-height="13.50pt" style:use-optimal-row-height="true"/>
    </style:style>
    <style:style style:name="AROW-2" style:family="table-row">
      <style:table-row-properties style:row-height="12.81pt" style:use-optimal-row-height="true"/>
    </style:style>
    <style:style style:name="AROW-3" style:family="table-row">
      <style:table-row-properties style:row-height="17.89pt" style:use-optimal-row-height="false"/>
    </style:style>
    <style:style style:name="AROW-4" style:family="table-row">
      <style:table-row-properties style:row-height="20.10pt" style:use-optimal-row-height="false"/>
    </style:style>
    <style:style style:name="AROW-5" style:family="table-row">
      <style:table-row-properties style:row-height="21.75pt" style:use-optimal-row-height="false"/>
    </style:style>
    <style:style style:name="AROW-6" style:family="table-row"/>
    <style:style style:name="AROW-7" style:family="table-row">
      <style:table-row-properties style:row-height="12.76pt" style:use-optimal-row-height="true"/>
    </style:style>
    <style:style style:name="AROW-8" style:family="table-row">
      <style:table-row-properties style:row-height="12.84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831b440020" table:print="fals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 table:number-columns-repeated="125"/>
        <table:table-row table:style-name="AROW-1">
          <table:table-cell table:style-name="Gnumeric-default" office:value-type="string">
            <text:p>Id</text:p>
          </table:table-cell>
          <table:table-cell table:style-name="Gnumeric-default" office:value-type="string">
            <text:p>en</text:p>
          </table:table-cell>
          <table:table-cell table:style-name="Gnumeric-default" office:value-type="string">
            <text:p>ru</text:p>
          </table:table-cell>
          <table:table-cell table:number-columns-repeated="125" table:style-name="Gnumeric-default"/>
        </table:table-row>
        <table:table-row table:style-name="AROW-2">
          <table:table-cell table:style-name="Gnumeric-default" office:value-type="string">
            <text:p>CellTasksMenu_Header</text:p>
          </table:table-cell>
          <table:table-cell table:style-name="Gnumeric-default" office:value-type="string">
            <text:p>Tasks</text:p>
          </table:table-cell>
          <table:table-cell table:style-name="Gnumeric-default" office:value-type="string">
            <text:p>Задания</text:p>
          </table:table-cell>
          <table:table-cell table:number-columns-repeated="125" table:style-name="Gnumeric-default"/>
        </table:table-row>
        <table:table-row table:style-name="AROW-3">
          <table:table-cell table:style-name="Gnumeric-default" office:value-type="string">
            <text:p>CellInfoMenu_Header</text:p>
          </table:table-cell>
          <table:table-cell table:style-name="Gnumeric-default" office:value-type="string">
            <text:p>Cell Info</text:p>
          </table:table-cell>
          <table:table-cell table:style-name="Gnumeric-default" office:value-type="string">
            <text:p>Информация</text:p>
          </table:table-cell>
          <table:table-cell table:number-columns-repeated="125" table:style-name="Gnumeric-default"/>
        </table:table-row>
        <table:table-row table:style-name="AROW-3">
          <table:table-cell table:style-name="Gnumeric-default" office:value-type="string">
            <text:p>CellInfoMenu_Level</text:p>
          </table:table-cell>
          <table:table-cell table:style-name="Gnumeric-default" office:value-type="string">
            <text:p>Level</text:p>
          </table:table-cell>
          <table:table-cell table:style-name="Gnumeric-default" office:value-type="string">
            <text:p>Уровень</text:p>
          </table:table-cell>
          <table:table-cell table:number-columns-repeated="125" table:style-name="Gnumeric-default"/>
        </table:table-row>
        <table:table-row table:style-name="AROW-3">
          <table:table-cell table:style-name="Gnumeric-default" office:value-type="string">
            <text:p>CellInfoMenu_Members</text:p>
          </table:table-cell>
          <table:table-cell table:style-name="Gnumeric-default" office:value-type="string">
            <text:p>Members:</text:p>
          </table:table-cell>
          <table:table-cell table:style-name="Gnumeric-default" office:value-type="string">
            <text:p>Персонал:</text:p>
          </table:table-cell>
          <table:table-cell table:number-columns-repeated="125" table:style-name="Gnumeric-default"/>
        </table:table-row>
        <table:table-row table:style-name="AROW-3">
          <table:table-cell table:style-name="Gnumeric-default" office:value-type="string">
            <text:p>CellInfoMenu_Cach</text:p>
          </table:table-cell>
          <table:table-cell table:style-name="Gnumeric-default" office:value-type="string">
            <text:p>Cach:</text:p>
          </table:table-cell>
          <table:table-cell table:style-name="Gnumeric-default" office:value-type="string">
            <text:p>Деньги:</text:p>
          </table:table-cell>
          <table:table-cell table:number-columns-repeated="125" table:style-name="Gnumeric-default"/>
        </table:table-row>
        <table:table-row table:style-name="AROW-3">
          <table:table-cell table:style-name="Gnumeric-default" office:value-type="string">
            <text:p>CellInfoMenu_PursuedLow</text:p>
          </table:table-cell>
          <table:table-cell table:style-name="Gnumeric-default" office:value-type="string">
            <text:p>Low pursued level</text:p>
          </table:table-cell>
          <table:table-cell table:style-name="Gnumeric-default" office:value-type="string">
            <text:p>Низкий уровень известности</text:p>
          </table:table-cell>
          <table:table-cell table:number-columns-repeated="125" table:style-name="Gnumeric-default"/>
        </table:table-row>
        <table:table-row table:style-name="AROW-3">
          <table:table-cell table:style-name="Gnumeric-default" office:value-type="string">
            <text:p>CellInfoMenu_PursuedMid</text:p>
          </table:table-cell>
          <table:table-cell table:style-name="Gnumeric-default" office:value-type="string">
            <text:p>Middle pursued level</text:p>
          </table:table-cell>
          <table:table-cell table:style-name="Gnumeric-default" office:value-type="string">
            <text:p>Средний уровень ищвестности</text:p>
          </table:table-cell>
          <table:table-cell table:number-columns-repeated="125" table:style-name="Gnumeric-default"/>
        </table:table-row>
        <table:table-row table:style-name="AROW-4">
          <table:table-cell table:style-name="Gnumeric-default" office:value-type="string">
            <text:p>CellInfoMenu_PursuedHigh</text:p>
          </table:table-cell>
          <table:table-cell table:style-name="Gnumeric-default" office:value-type="string">
            <text:p>High pursued level</text:p>
          </table:table-cell>
          <table:table-cell table:style-name="Gnumeric-default" office:value-type="string">
            <text:p>Высокий уровень ищвестности</text:p>
          </table:table-cell>
          <table:table-cell table:number-columns-repeated="125" table:style-name="Gnumeric-default"/>
        </table:table-row>
        <table:table-row table:style-name="AROW-3">
          <table:table-cell table:style-name="Gnumeric-default" office:value-type="string">
            <text:p>CellInfoMenu_Morale</text:p>
          </table:table-cell>
          <table:table-cell table:style-name="Gnumeric-default" office:value-type="string">
            <text:p>Morale:</text:p>
          </table:table-cell>
          <table:table-cell table:style-name="Gnumeric-default" office:value-type="string">
            <text:p>Мораль:</text:p>
          </table:table-cell>
          <table:table-cell table:number-columns-repeated="125" table:style-name="Gnumeric-default"/>
        </table:table-row>
        <table:table-row table:style-name="AROW-3">
          <table:table-cell table:style-name="Gnumeric-default" office:value-type="string">
            <text:p>CellInfoMenu_Devotion</text:p>
          </table:table-cell>
          <table:table-cell table:style-name="Gnumeric-default" office:value-type="string">
            <text:p>Devotion:</text:p>
          </table:table-cell>
          <table:table-cell table:style-name="Gnumeric-default" office:value-type="string">
            <text:p>Довольство:</text:p>
          </table:table-cell>
          <table:table-cell table:number-columns-repeated="125" table:style-name="Gnumeric-default"/>
        </table:table-row>
        <table:table-row table:style-name="AROW-5">
          <table:table-cell table:style-name="Gnumeric-default" office:value-type="string">
            <text:p>Tutorial_Welcome_Step1</text:p>
          </table:table-cell>
          <table:table-cell table:style-name="Gnumeric-default" office:value-type="string">
            <text:p>Welcome to control centerof your secret organization</text:p>
          </table:table-cell>
          <table:table-cell table:style-name="Gnumeric-default" office:value-type="string">
            <text:p>Добро пожаловать в центр управленияВашей тайной организацией!</text:p>
          </table:table-cell>
          <table:table-cell table:number-columns-repeated="125" table:style-name="Gnumeric-default"/>
        </table:table-row>
        <table:table-row table:style-name="AROW-0" table:number-rows-repeated="116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2" gnm:cursor-row="3">
          <gnm:selection gnm:start-col="2" gnm:start-row="3" gnm:end-col="2" gnm:end-row="3"/>
        </gnm:selections>
      </table:table>
      <table:table table:name="Sheet2" table:style-name="ta-0x7f831b440210" table:print="false">
        <office:forms form:automatic-focus="false" form:apply-design-mode="false">
          <form:form/>
        </office:forms>
        <table:table-column table:default-cell-style-name="ACE-0x7f831b441130" table:style-name="ACOL-5"/>
        <table:table-column table:default-cell-style-name="ACE-0x7f831b441130" table:style-name="ACOL-0" table:number-columns-repeated="127"/>
        <table:table-row table:style-name="AROW-8">
          <table:table-cell table:number-columns-repeated="128"/>
        </table:table-row>
        <table:table-row table:style-name="AROW-7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0x7f831b440400" table:print="false">
        <office:forms form:automatic-focus="false" form:apply-design-mode="false">
          <form:form/>
        </office:forms>
        <table:table-column table:default-cell-style-name="ACE-0x7f831b441258" table:style-name="ACOL-5"/>
        <table:table-column table:default-cell-style-name="ACE-0x7f831b441258" table:style-name="ACOL-0" table:number-columns-repeated="127"/>
        <table:table-row table:style-name="AROW-8">
          <table:table-cell table:number-columns-repeated="128"/>
        </table:table-row>
        <table:table-row table:style-name="AROW-7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831b47e17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31b1d8e6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31b42125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831b440020" style:display-name="Sheet1" style:page-layout-name="pl-0x7f831b47e1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31b440210" style:display-name="Sheet2" style:page-layout-name="pl-0x7f831b1d8e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31b440400" style:display-name="Sheet3" style:page-layout-name="pl-0x7f831b4212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dc:date>2014-11-21T19:17:20Z</dc:date>
    <meta:creation-date>2009-04-16T11:32:48Z</meta:creation-date>
    <meta:editing-cycles>9</meta:editing-cycles>
    <meta:editing-duration>PT41M39S</meta:editing-duration>
    <meta:generator>gnumeric/1.12.9</meta:generator>
  </office:meta>
</office:document-meta>
</file>